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Lonely</text:h>
      <text:p text:style-name="P11">Unfortunately, there are heroes who were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my friend with me as I drift and roam</text:p>
      <text:p text:style-name="P10">Down country roads where I'm far from home,</text:p>
      <text:p text:style-name="P10">I pine for his friendship beyond tomorrow,</text:p>
      <text:p text:style-name="P9">Aware of lost time, full of sorrow.</text:p>
      <text:p text:style-name="P10">Sad are we, whom he had at one time cherished,</text:p>
      <text:p text:style-name="P10">We feel dazed and confused that our friend has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 is with angels on heaven's way.</text:p>
      <text:p text:style-name="P12">Spring and hope will return each revolving year,</text:p>
      <text:p text:style-name="P13">The flowers, the bees, and the song bird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 set of original short poems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0T23:00:56</dc:date>
    <meta:editing-cycles>2754</meta:editing-cycles>
    <meta:editing-duration>P146DT12H2M26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5" meta:character-count="2759"/>
  </office:meta>
</office:document-meta>
</file>